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in" style:rel-column-width="18927*"/>
    </style:style>
    <style:style style:name="Table2.B" style:family="table-column">
      <style:table-column-properties style:column-width="4.925in" style:rel-column-width="466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in" style:rel-column-width="18927*"/>
    </style:style>
    <style:style style:name="Table7.B" style:family="table-column">
      <style:table-column-properties style:column-width="4.925in" style:rel-column-width="4660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in" style:rel-column-width="18927*"/>
    </style:style>
    <style:style style:name="Table12.B" style:family="table-column">
      <style:table-column-properties style:column-width="4.925in" style:rel-column-width="4660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in" style:rel-column-width="18927*"/>
    </style:style>
    <style:style style:name="Table1.B" style:family="table-column">
      <style:table-column-properties style:column-width="4.925in" style:rel-column-width="466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in" style:rel-column-width="18927*"/>
    </style:style>
    <style:style style:name="Table3.B" style:family="table-column">
      <style:table-column-properties style:column-width="4.925in" style:rel-column-width="4660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in" style:rel-column-width="18927*"/>
    </style:style>
    <style:style style:name="Table4.B" style:family="table-column">
      <style:table-column-properties style:column-width="4.925in" style:rel-column-width="4660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in" style:rel-column-width="18927*"/>
    </style:style>
    <style:style style:name="Table5.B" style:family="table-column">
      <style:table-column-properties style:column-width="4.925in" style:rel-column-width="4660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in" style:rel-column-width="18927*"/>
    </style:style>
    <style:style style:name="Table6.B" style:family="table-column">
      <style:table-column-properties style:column-width="4.925in" style:rel-column-width="4660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in" style:rel-column-width="18927*"/>
    </style:style>
    <style:style style:name="Table15.B" style:family="table-column">
      <style:table-column-properties style:column-width="4.925in" style:rel-column-width="4660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in" style:rel-column-width="18927*"/>
    </style:style>
    <style:style style:name="Table8.B" style:family="table-column">
      <style:table-column-properties style:column-width="4.925in" style:rel-column-width="4660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in" style:rel-column-width="18927*"/>
    </style:style>
    <style:style style:name="Table9.B" style:family="table-column">
      <style:table-column-properties style:column-width="4.925in" style:rel-column-width="4660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in" style:rel-column-width="18927*"/>
    </style:style>
    <style:style style:name="Table10.B" style:family="table-column">
      <style:table-column-properties style:column-width="4.925in" style:rel-column-width="4660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b2cc" officeooo:paragraph-rsid="000db2cc"/>
    </style:style>
    <style:style style:name="P2" style:family="paragraph" style:parent-style-name="Standard">
      <style:text-properties officeooo:rsid="000db2cc" officeooo:paragraph-rsid="000f6f84"/>
    </style:style>
    <style:style style:name="P3" style:family="paragraph" style:parent-style-name="Standard">
      <style:text-properties officeooo:rsid="000db2cc" officeooo:paragraph-rsid="0014249f"/>
    </style:style>
    <style:style style:name="P4" style:family="paragraph" style:parent-style-name="Standard">
      <style:text-properties officeooo:rsid="000db2cc" officeooo:paragraph-rsid="0016a83c"/>
    </style:style>
    <style:style style:name="P5" style:family="paragraph" style:parent-style-name="Standard">
      <style:text-properties officeooo:rsid="000db2cc" officeooo:paragraph-rsid="00171fa8"/>
    </style:style>
    <style:style style:name="P6" style:family="paragraph" style:parent-style-name="Standard">
      <style:text-properties officeooo:rsid="000db2cc" officeooo:paragraph-rsid="001cecea"/>
    </style:style>
    <style:style style:name="P7" style:family="paragraph" style:parent-style-name="Standard">
      <style:text-properties officeooo:rsid="000db2cc" officeooo:paragraph-rsid="001ee143"/>
    </style:style>
    <style:style style:name="P8" style:family="paragraph" style:parent-style-name="Standard">
      <style:text-properties officeooo:rsid="000db2cc" officeooo:paragraph-rsid="00217d9f"/>
    </style:style>
    <style:style style:name="P9" style:family="paragraph" style:parent-style-name="Standard">
      <style:text-properties officeooo:rsid="000db2cc" officeooo:paragraph-rsid="00154a79"/>
    </style:style>
    <style:style style:name="P10" style:family="paragraph" style:parent-style-name="Standard">
      <style:text-properties officeooo:rsid="000db2cc" officeooo:paragraph-rsid="002483dc"/>
    </style:style>
    <style:style style:name="P11" style:family="paragraph" style:parent-style-name="Standard">
      <style:text-properties officeooo:rsid="000db2cc" officeooo:paragraph-rsid="00273a27"/>
    </style:style>
    <style:style style:name="P12" style:family="paragraph" style:parent-style-name="Standard">
      <style:text-properties officeooo:rsid="000db2cc" officeooo:paragraph-rsid="00286442"/>
    </style:style>
    <style:style style:name="P13" style:family="paragraph" style:parent-style-name="Standard">
      <style:text-properties officeooo:rsid="000db2cc" officeooo:paragraph-rsid="002cd192"/>
    </style:style>
    <style:style style:name="P14" style:family="paragraph" style:parent-style-name="Standard">
      <style:text-properties officeooo:rsid="0012de22" officeooo:paragraph-rsid="0012de22"/>
    </style:style>
    <style:style style:name="P15" style:family="paragraph" style:parent-style-name="Standard">
      <style:text-properties officeooo:rsid="0012de22" officeooo:paragraph-rsid="0016a83c"/>
    </style:style>
    <style:style style:name="P16" style:family="paragraph" style:parent-style-name="Standard">
      <style:text-properties officeooo:rsid="00154a79" officeooo:paragraph-rsid="00154a79"/>
    </style:style>
    <style:style style:name="P17" style:family="paragraph" style:parent-style-name="Standard">
      <style:text-properties officeooo:rsid="00154a79" officeooo:paragraph-rsid="00171fa8"/>
    </style:style>
    <style:style style:name="P18" style:family="paragraph" style:parent-style-name="Standard">
      <style:text-properties officeooo:rsid="0017c31b" officeooo:paragraph-rsid="0017c31b"/>
    </style:style>
    <style:style style:name="P19" style:family="paragraph" style:parent-style-name="Standard">
      <style:text-properties officeooo:rsid="001b66e1" officeooo:paragraph-rsid="001b66e1"/>
    </style:style>
    <style:style style:name="P20" style:family="paragraph" style:parent-style-name="Standard">
      <style:text-properties officeooo:rsid="001b66e1" officeooo:paragraph-rsid="001cecea"/>
    </style:style>
    <style:style style:name="P21" style:family="paragraph" style:parent-style-name="Standard">
      <style:text-properties officeooo:rsid="001b66e1" officeooo:paragraph-rsid="001ee143"/>
    </style:style>
    <style:style style:name="P22" style:family="paragraph" style:parent-style-name="Standard">
      <style:text-properties officeooo:rsid="001b66e1" officeooo:paragraph-rsid="00217d9f"/>
    </style:style>
    <style:style style:name="P23" style:family="paragraph" style:parent-style-name="Standard">
      <style:text-properties officeooo:rsid="001b66e1" officeooo:paragraph-rsid="002483dc"/>
    </style:style>
    <style:style style:name="P24" style:family="paragraph" style:parent-style-name="Standard">
      <style:text-properties officeooo:rsid="001b66e1" officeooo:paragraph-rsid="00273a27"/>
    </style:style>
    <style:style style:name="P25" style:family="paragraph" style:parent-style-name="Standard">
      <style:text-properties officeooo:rsid="001b66e1" officeooo:paragraph-rsid="00286442"/>
    </style:style>
    <style:style style:name="P26" style:family="paragraph" style:parent-style-name="Standard">
      <style:text-properties officeooo:rsid="001b66e1" officeooo:paragraph-rsid="0016a83c"/>
    </style:style>
    <style:style style:name="P27" style:family="paragraph" style:parent-style-name="Standard">
      <style:text-properties officeooo:rsid="001b66e1" officeooo:paragraph-rsid="002cd192"/>
    </style:style>
    <style:style style:name="P28" style:family="paragraph" style:parent-style-name="Standard">
      <style:text-properties officeooo:paragraph-rsid="0031e0f2"/>
    </style:style>
    <style:style style:name="P29" style:family="paragraph" style:parent-style-name="Table_20_Contents">
      <style:text-properties officeooo:rsid="000db2cc" officeooo:paragraph-rsid="000db2cc"/>
    </style:style>
    <style:style style:name="P30" style:family="paragraph" style:parent-style-name="Table_20_Contents">
      <style:text-properties officeooo:rsid="000db2cc" officeooo:paragraph-rsid="000f6f84"/>
    </style:style>
    <style:style style:name="P31" style:family="paragraph" style:parent-style-name="Table_20_Contents">
      <style:text-properties officeooo:rsid="000db2cc" officeooo:paragraph-rsid="0012de22"/>
    </style:style>
    <style:style style:name="P32" style:family="paragraph" style:parent-style-name="Table_20_Contents">
      <style:text-properties officeooo:rsid="000db2cc" officeooo:paragraph-rsid="0014249f"/>
    </style:style>
    <style:style style:name="P33" style:family="paragraph" style:parent-style-name="Table_20_Contents">
      <style:text-properties officeooo:rsid="000db2cc" officeooo:paragraph-rsid="00154a79"/>
    </style:style>
    <style:style style:name="P34" style:family="paragraph" style:parent-style-name="Table_20_Contents">
      <style:text-properties officeooo:rsid="000db2cc" officeooo:paragraph-rsid="0016a83c"/>
    </style:style>
    <style:style style:name="P35" style:family="paragraph" style:parent-style-name="Table_20_Contents">
      <style:text-properties officeooo:rsid="000db2cc" officeooo:paragraph-rsid="00171fa8"/>
    </style:style>
    <style:style style:name="P36" style:family="paragraph" style:parent-style-name="Table_20_Contents">
      <style:text-properties officeooo:rsid="000db2cc" officeooo:paragraph-rsid="002483dc"/>
    </style:style>
    <style:style style:name="P37" style:family="paragraph" style:parent-style-name="Table_20_Contents">
      <style:text-properties officeooo:rsid="000db2cc" officeooo:paragraph-rsid="002f699c"/>
    </style:style>
    <style:style style:name="P38" style:family="paragraph" style:parent-style-name="Table_20_Contents">
      <style:text-properties officeooo:rsid="000dfedd" officeooo:paragraph-rsid="000dfedd"/>
    </style:style>
    <style:style style:name="P39" style:family="paragraph" style:parent-style-name="Table_20_Contents">
      <style:text-properties officeooo:rsid="000dfedd" officeooo:paragraph-rsid="000f6f84"/>
    </style:style>
    <style:style style:name="P40" style:family="paragraph" style:parent-style-name="Table_20_Contents">
      <style:text-properties officeooo:rsid="000dfedd" officeooo:paragraph-rsid="0012de22"/>
    </style:style>
    <style:style style:name="P41" style:family="paragraph" style:parent-style-name="Table_20_Contents">
      <style:text-properties officeooo:rsid="000dfedd" officeooo:paragraph-rsid="0014249f"/>
    </style:style>
    <style:style style:name="P42" style:family="paragraph" style:parent-style-name="Table_20_Contents">
      <style:text-properties officeooo:rsid="000dfedd" officeooo:paragraph-rsid="00154a79"/>
    </style:style>
    <style:style style:name="P43" style:family="paragraph" style:parent-style-name="Table_20_Contents">
      <style:text-properties officeooo:rsid="000dfedd" officeooo:paragraph-rsid="0016a83c"/>
    </style:style>
    <style:style style:name="P44" style:family="paragraph" style:parent-style-name="Table_20_Contents">
      <style:text-properties officeooo:rsid="000dfedd" officeooo:paragraph-rsid="00171fa8"/>
    </style:style>
    <style:style style:name="P45" style:family="paragraph" style:parent-style-name="Table_20_Contents">
      <style:text-properties officeooo:paragraph-rsid="000f6f84"/>
    </style:style>
    <style:style style:name="P46" style:family="paragraph" style:parent-style-name="Table_20_Contents">
      <style:text-properties officeooo:rsid="000f6f84"/>
    </style:style>
    <style:style style:name="P47" style:family="paragraph" style:parent-style-name="Table_20_Contents">
      <style:text-properties officeooo:rsid="000f6f84" officeooo:paragraph-rsid="000f6f84"/>
    </style:style>
    <style:style style:name="P48" style:family="paragraph" style:parent-style-name="Table_20_Contents">
      <style:text-properties officeooo:paragraph-rsid="0012de22"/>
    </style:style>
    <style:style style:name="P49" style:family="paragraph" style:parent-style-name="Table_20_Contents">
      <style:text-properties officeooo:rsid="0012de22" officeooo:paragraph-rsid="0012de22"/>
    </style:style>
    <style:style style:name="P50" style:family="paragraph" style:parent-style-name="Table_20_Contents">
      <style:text-properties officeooo:rsid="0012de22" officeooo:paragraph-rsid="002483dc"/>
    </style:style>
    <style:style style:name="P51" style:family="paragraph" style:parent-style-name="Table_20_Contents">
      <style:text-properties officeooo:paragraph-rsid="0014249f"/>
    </style:style>
    <style:style style:name="P52" style:family="paragraph" style:parent-style-name="Table_20_Contents">
      <style:text-properties officeooo:rsid="0014249f" officeooo:paragraph-rsid="0014249f"/>
    </style:style>
    <style:style style:name="P53" style:family="paragraph" style:parent-style-name="Table_20_Contents">
      <style:text-properties officeooo:rsid="0014249f" officeooo:paragraph-rsid="00154a79"/>
    </style:style>
    <style:style style:name="P54" style:family="paragraph" style:parent-style-name="Table_20_Contents">
      <style:text-properties officeooo:rsid="0014249f" officeooo:paragraph-rsid="00171fa8"/>
    </style:style>
    <style:style style:name="P55" style:family="paragraph" style:parent-style-name="Table_20_Contents">
      <style:text-properties officeooo:paragraph-rsid="00154a79"/>
    </style:style>
    <style:style style:name="P56" style:family="paragraph" style:parent-style-name="Table_20_Contents">
      <style:text-properties officeooo:rsid="00154a79" officeooo:paragraph-rsid="00154a79"/>
    </style:style>
    <style:style style:name="P57" style:family="paragraph" style:parent-style-name="Table_20_Contents">
      <style:text-properties officeooo:rsid="0011635a" officeooo:paragraph-rsid="000f6f84"/>
    </style:style>
    <style:style style:name="P58" style:family="paragraph" style:parent-style-name="Table_20_Contents">
      <style:text-properties officeooo:paragraph-rsid="0016a83c"/>
    </style:style>
    <style:style style:name="P59" style:family="paragraph" style:parent-style-name="Table_20_Contents">
      <style:text-properties officeooo:rsid="0016a83c" officeooo:paragraph-rsid="0016a83c"/>
    </style:style>
    <style:style style:name="P60" style:family="paragraph" style:parent-style-name="Table_20_Contents">
      <style:text-properties officeooo:rsid="0016a83c" officeooo:paragraph-rsid="002c0b0e"/>
    </style:style>
    <style:style style:name="P61" style:family="paragraph" style:parent-style-name="Table_20_Contents">
      <style:text-properties officeooo:paragraph-rsid="00171fa8"/>
    </style:style>
    <style:style style:name="P62" style:family="paragraph" style:parent-style-name="Table_20_Contents">
      <style:text-properties officeooo:rsid="0017c31b" officeooo:paragraph-rsid="0017c31b"/>
    </style:style>
    <style:style style:name="P63" style:family="paragraph" style:parent-style-name="Table_20_Contents">
      <style:text-properties officeooo:rsid="001a641b" officeooo:paragraph-rsid="001a641b"/>
    </style:style>
    <style:style style:name="P64" style:family="paragraph" style:parent-style-name="Table_20_Contents">
      <style:text-properties officeooo:rsid="00237ad0" officeooo:paragraph-rsid="00237ad0"/>
    </style:style>
    <style:style style:name="P65" style:family="paragraph" style:parent-style-name="Table_20_Contents">
      <style:text-properties officeooo:rsid="002483dc" officeooo:paragraph-rsid="002483dc"/>
    </style:style>
    <style:style style:name="P66" style:family="paragraph" style:parent-style-name="Table_20_Contents">
      <style:text-properties officeooo:rsid="002f699c" officeooo:paragraph-rsid="002f699c"/>
    </style:style>
    <style:style style:name="P67" style:family="paragraph" style:parent-style-name="Table_20_Contents">
      <style:text-properties officeooo:rsid="0035e25e" officeooo:paragraph-rsid="0035e25e"/>
    </style:style>
    <style:style style:name="P68" style:family="paragraph" style:parent-style-name="Standard">
      <style:text-properties officeooo:rsid="0031e0f2" officeooo:paragraph-rsid="0031e0f2"/>
    </style:style>
    <style:style style:name="T1" style:family="text">
      <style:text-properties officeooo:rsid="000db2cc"/>
    </style:style>
    <style:style style:name="T2" style:family="text">
      <style:text-properties officeooo:rsid="000dfedd"/>
    </style:style>
    <style:style style:name="T3" style:family="text">
      <style:text-properties officeooo:rsid="000f6f84"/>
    </style:style>
    <style:style style:name="T4" style:family="text">
      <style:text-properties officeooo:rsid="0011635a"/>
    </style:style>
    <style:style style:name="T5" style:family="text">
      <style:text-properties officeooo:rsid="0012de22"/>
    </style:style>
    <style:style style:name="T6" style:family="text">
      <style:text-properties officeooo:rsid="0014249f"/>
    </style:style>
    <style:style style:name="T7" style:family="text">
      <style:text-properties officeooo:rsid="00154a79"/>
    </style:style>
    <style:style style:name="T8" style:family="text">
      <style:text-properties officeooo:rsid="0016a83c"/>
    </style:style>
    <style:style style:name="T9" style:family="text">
      <style:text-properties officeooo:rsid="00171fa8"/>
    </style:style>
    <style:style style:name="T10" style:family="text">
      <style:text-properties officeooo:rsid="0017beaa"/>
    </style:style>
    <style:style style:name="T11" style:family="text">
      <style:text-properties officeooo:rsid="0017c31b"/>
    </style:style>
    <style:style style:name="T12" style:family="text">
      <style:text-properties officeooo:rsid="00195a3c"/>
    </style:style>
    <style:style style:name="T13" style:family="text">
      <style:text-properties officeooo:rsid="001b66e1"/>
    </style:style>
    <style:style style:name="T14" style:family="text">
      <style:text-properties officeooo:rsid="001cecea"/>
    </style:style>
    <style:style style:name="T15" style:family="text">
      <style:text-properties officeooo:rsid="001ee143"/>
    </style:style>
    <style:style style:name="T16" style:family="text">
      <style:text-properties officeooo:rsid="00217d9f"/>
    </style:style>
    <style:style style:name="T17" style:family="text">
      <style:text-properties officeooo:rsid="00237ad0"/>
    </style:style>
    <style:style style:name="T18" style:family="text">
      <style:text-properties officeooo:rsid="002445a0"/>
    </style:style>
    <style:style style:name="T19" style:family="text">
      <style:text-properties officeooo:rsid="002483dc"/>
    </style:style>
    <style:style style:name="T20" style:family="text">
      <style:text-properties officeooo:rsid="002678b2"/>
    </style:style>
    <style:style style:name="T21" style:family="text">
      <style:text-properties officeooo:rsid="00273a27"/>
    </style:style>
    <style:style style:name="T22" style:family="text">
      <style:text-properties officeooo:rsid="00286442"/>
    </style:style>
    <style:style style:name="T23" style:family="text">
      <style:text-properties officeooo:rsid="002b97f4"/>
    </style:style>
    <style:style style:name="T24" style:family="text">
      <style:text-properties officeooo:rsid="002cd192"/>
    </style:style>
    <style:style style:name="T25" style:family="text">
      <style:text-properties officeooo:rsid="002dc174"/>
    </style:style>
    <style:style style:name="T26" style:family="text">
      <style:text-properties officeooo:rsid="0031e0f2"/>
    </style:style>
    <style:style style:name="T27" style:family="text">
      <style:text-properties officeooo:rsid="0039596f"/>
    </style:style>
    <style:style style:name="T28" style:family="text">
      <style:text-properties officeooo:rsid="0039fd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<text:tab/><text:tab/><text:tab/> <text:s text:c="10"/><text:tab/> <text:s text:c="7"/><text:span text:style-name="T26">Laborator 3</text:span></text:p>
      <text:p text:style-name="P68"><text:tab/><text:tab/><text:tab/><text:tab/><text:tab/>Monitorizare angajati</text:p>
      <text:p text:style-name="Standard"/>
      <text:p text:style-name="Standard"/>
      <text:p text:style-name="Standard"/>
      <text:p text:style-name="P1">Descriere cazuri de utilizare</text:p>
      <text:p text:style-name="P1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Nume caz de utilizare</text:p>
          </table:table-cell>
          <table:table-cell table:style-name="Table2.B1" office:value-type="string">
            <text:p text:style-name="P58"><text:s/><text:span text:style-name="T1">Autentificare utilizator</text:span></text:p>
          </table:table-cell>
        </table:table-row>
        <table:table-row>
          <table:table-cell table:style-name="Table2.A2" office:value-type="string">
            <text:p text:style-name="P64">Participanti</text:p>
          </table:table-cell>
          <table:table-cell table:style-name="Table2.B2" office:value-type="string">
            <text:p text:style-name="P59"><text:span text:style-name="T17">Initiat de </text:span>Utilizator</text:p>
            <text:p text:style-name="P64">Comunica cu Sistemul</text:p>
          </table:table-cell>
        </table:table-row>
        <table:table-row>
          <table:table-cell table:style-name="Table2.A2" office:value-type="string">
            <text:p text:style-name="P34">Flux de evenimente</text:p>
            <text:p text:style-name="P34">(scenariu normal)</text:p>
          </table:table-cell>
          <table:table-cell table:style-name="Table2.B2" office:value-type="string">
            <text:p text:style-name="P34"><text:span text:style-name="T8">1</text:span>.<text:span text:style-name="T8">Utilizatorul introduce</text:span> username-ul si parola</text:p>
            <text:p text:style-name="P34">2.Sistemul <text:span text:style-name="T8">valideaza datele introduse</text:span></text:p>
            <text:p text:style-name="P43"><text:span text:style-name="T8">3</text:span>.Sistemul <text:span text:style-name="T8">autentifica user-ul cu succes</text:span></text:p>
          </table:table-cell>
        </table:table-row>
        <table:table-row>
          <table:table-cell table:style-name="Table2.A2" office:value-type="string">
            <text:p text:style-name="P34">Conditie de intrare</text:p>
          </table:table-cell>
          <table:table-cell table:style-name="Table2.B2" office:value-type="string">
            <text:p text:style-name="P43"><text:span text:style-name="T8">Utilizatorul</text:span> <text:span text:style-name="T6">se afla in fata calculatorului, la locul de munca</text:span></text:p>
          </table:table-cell>
        </table:table-row>
        <table:table-row>
          <table:table-cell table:style-name="Table2.A2" office:value-type="string">
            <text:p text:style-name="P34">Conditie de iesire</text:p>
          </table:table-cell>
          <table:table-cell table:style-name="Table2.B2" office:value-type="string">
            <text:p text:style-name="P59">Sistemul a logat cu succes user-ul</text:p>
          </table:table-cell>
        </table:table-row>
        <table:table-row>
          <table:table-cell table:style-name="Table2.A2" office:value-type="string">
            <text:p text:style-name="P34">Cerinta de calitate</text:p>
          </table:table-cell>
          <table:table-cell table:style-name="Table2.B2" office:value-type="string">
            <text:p text:style-name="P59">Autentificarea se va realiza in maxim <text:span text:style-name="T12">1</text:span>0 secunde</text:p>
          </table:table-cell>
        </table:table-row>
      </table:table>
      <text:p text:style-name="P4"/>
      <text:p text:style-name="P4"/>
      <text:p text:style-name="P19">Scenariu exceptie:</text:p>
      <text:p text:style-name="P19">Nume: Credentiale gresite</text:p>
      <text:p text:style-name="P19">Instante actori: Paul: angajat/<text:span text:style-name="T14">manager</text:span></text:p>
      <text:p text:style-name="P19">Flux de evenimente: </text:p>
      <text:p text:style-name="P19"><text:tab/><text:tab/>1.Paul ajunge la locul de munca si porneste programul pentru monitorizarea prezentei.</text:p>
      <text:p text:style-name="P4"><text:tab/><text:tab/><text:span text:style-name="T13">2.Sistemul cere credentialele lui Paul.</text:span></text:p>
      <text:p text:style-name="P4"><text:tab/><text:tab/><text:span text:style-name="T13">3.Acesta introduce username-ul si parola.</text:span></text:p>
      <text:p text:style-name="P4"><text:tab/><text:tab/><text:span text:style-name="T13">4.Paul primeste de la sistem o notificare asupra faptului ca a gresit username-ul sau parola.</text:span></text:p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Nume caz de utilizare</text:p>
          </table:table-cell>
          <table:table-cell table:style-name="Table7.B1" office:value-type="string">
            <text:p text:style-name="P58"><text:s/><text:span text:style-name="T8">Consulta lista de angajati prezenti</text:span></text:p>
          </table:table-cell>
        </table:table-row>
        <table:table-row>
          <table:table-cell table:style-name="Table7.A2" office:value-type="string">
            <text:p text:style-name="P34">Actor</text:p>
          </table:table-cell>
          <table:table-cell table:style-name="Table7.B2" office:value-type="string">
            <text:p text:style-name="P63">Manager</text:p>
          </table:table-cell>
        </table:table-row>
        <table:table-row>
          <table:table-cell table:style-name="Table7.A2" office:value-type="string">
            <text:p text:style-name="P34">Flux de evenimente</text:p>
            <text:p text:style-name="P34">(scenariu normal)</text:p>
          </table:table-cell>
          <table:table-cell table:style-name="Table7.B2" office:value-type="string">
            <text:p text:style-name="P34"><text:span text:style-name="T8">1</text:span>.<text:span text:style-name="T8">Managerul apasa pe butonul de vizualizare lista angajati prezenti</text:span></text:p>
            <text:p text:style-name="P43"><text:span text:style-name="T8">2</text:span>.Sistemul <text:span text:style-name="T8">afiseaza un tabel cu angajatii prezenti</text:span></text:p>
          </table:table-cell>
        </table:table-row>
        <table:table-row>
          <table:table-cell table:style-name="Table7.A2" office:value-type="string">
            <text:p text:style-name="P34">Conditie de intrare</text:p>
          </table:table-cell>
          <table:table-cell table:style-name="Table7.B2" office:value-type="string">
            <text:p text:style-name="P43"><text:span text:style-name="T7">Managerul</text:span> <text:span text:style-name="T8">este logat in sistem</text:span></text:p>
          </table:table-cell>
        </table:table-row>
        <table:table-row>
          <table:table-cell table:style-name="Table7.A2" office:value-type="string">
            <text:p text:style-name="P34">Conditie de iesire</text:p>
          </table:table-cell>
          <table:table-cell table:style-name="Table7.B2" office:value-type="string">
            <text:p text:style-name="P59">Lista cu angajatii prezenti a fost afisata</text:p>
          </table:table-cell>
        </table:table-row>
        <table:table-row>
          <table:table-cell table:style-name="Table7.A2" office:value-type="string">
            <text:p text:style-name="P34">Cerinta de calitate</text:p>
          </table:table-cell>
          <table:table-cell table:style-name="Table7.B2" office:value-type="string">
            <text:p text:style-name="P58"/>
          </table:table-cell>
        </table:table-row>
      </table:table>
      <text:p text:style-name="P4"/>
      <text:p text:style-name="P20">Scenariu exceptie:</text:p>
      <text:p text:style-name="P20">Nume: <text:span text:style-name="T18">Niciun angajat logat in sistem</text:span></text:p>
      <text:p text:style-name="P20">Instante actori: <text:span text:style-name="T14">Alex</text:span>: <text:span text:style-name="T14">manager</text:span></text:p>
      <text:p text:style-name="P20">Flux de evenimente: </text:p>
      <text:p text:style-name="P20"><text:tab/><text:tab/>1.<text:span text:style-name="T14">Alex doreste sa vada cati angajati sunt prezenti la locul de munca</text:span></text:p>
      <text:p text:style-name="P6"><text:tab/><text:tab/><text:span text:style-name="T13">2.Acesta apasa pe butonul pentru afisarea angajatilor prezenti</text:span></text:p>
      <text:p text:style-name="P6"><text:soft-page-break/><text:tab/><text:tab/><text:span text:style-name="T14">3.Paul primeste de la sistem o notificare asupra faptului ca niciun angajat nu e logat in program.</text:span></text:p>
      <text:p text:style-name="P6"/>
      <text:p text:style-name="P4"/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4">Nume caz de utilizare</text:p>
          </table:table-cell>
          <table:table-cell table:style-name="Table12.B1" office:value-type="string">
            <text:p text:style-name="P58"><text:s/><text:span text:style-name="T8">Gestionare conturi</text:span></text:p>
          </table:table-cell>
        </table:table-row>
        <table:table-row>
          <table:table-cell table:style-name="Table12.A2" office:value-type="string">
            <text:p text:style-name="P65">Participanti</text:p>
          </table:table-cell>
          <table:table-cell table:style-name="Table12.B2" office:value-type="string">
            <text:p text:style-name="P63">Manager</text:p>
          </table:table-cell>
        </table:table-row>
        <table:table-row>
          <table:table-cell table:style-name="Table12.A2" office:value-type="string">
            <text:p text:style-name="P34">Flux de evenimente</text:p>
            <text:p text:style-name="P34">(scenariu normal)</text:p>
          </table:table-cell>
          <table:table-cell table:style-name="Table12.B2" office:value-type="string">
            <text:p text:style-name="P34"><text:span text:style-name="T8">1</text:span>.<text:span text:style-name="T8">Managerul apasa pe butonul de gestiune a conturilor</text:span></text:p>
            <text:p text:style-name="P43"><text:span text:style-name="T8">2</text:span>.Sistemul <text:span text:style-name="T8">afiseaza operatiile specifice</text:span></text:p>
          </table:table-cell>
        </table:table-row>
        <table:table-row>
          <table:table-cell table:style-name="Table12.A2" office:value-type="string">
            <text:p text:style-name="P34">Conditie de intrare</text:p>
          </table:table-cell>
          <table:table-cell table:style-name="Table12.B2" office:value-type="string">
            <text:p text:style-name="P43"><text:span text:style-name="T7">Managerul</text:span> <text:span text:style-name="T8">este logat in sistem</text:span></text:p>
          </table:table-cell>
        </table:table-row>
        <table:table-row>
          <table:table-cell table:style-name="Table12.A2" office:value-type="string">
            <text:p text:style-name="P34">Conditie de iesire</text:p>
          </table:table-cell>
          <table:table-cell table:style-name="Table12.B2" office:value-type="string">
            <text:p text:style-name="P59">Operatiile specifice gestiunii conturilor sunt afisate</text:p>
          </table:table-cell>
        </table:table-row>
        <table:table-row>
          <table:table-cell table:style-name="Table12.A2" office:value-type="string">
            <text:p text:style-name="P34">Cerinta de calitate</text:p>
          </table:table-cell>
          <table:table-cell table:style-name="Table12.B2" office:value-type="string">
            <text:p text:style-name="P58"/>
          </table:table-cell>
        </table:table-row>
      </table:table>
      <text:p text:style-name="P26"/>
      <text:p text:style-name="P25">Scenariu exceptie:</text:p>
      <text:p text:style-name="P25">Nume: <text:span text:style-name="T22">Niciun cont inregistrat in sistem</text:span></text:p>
      <text:p text:style-name="P25">Instante actori: Paul: <text:span text:style-name="T14">manager</text:span></text:p>
      <text:p text:style-name="P25">Flux de evenimente: </text:p>
      <text:p text:style-name="P25"><text:tab/><text:tab/>1. <text:span text:style-name="T16">Paul doreste sa gestioneze conturile angajatilor.</text:span></text:p>
      <text:p text:style-name="P12"><text:tab/><text:tab/><text:span text:style-name="T13">2.Paul apasa butonul corespunzator</text:span></text:p>
      <text:p text:style-name="P12"><text:tab/><text:tab/><text:span text:style-name="T13">3.Sistemul il notifica printr-o eroare, specificandu-se ca nu exista conturi inregistrate, singura operatie permisa fiind cea de adaugare de cont.</text:span></text:p>
      <text:p text:style-name="P12"/>
      <text:p text:style-name="P21"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Nume caz de utilizare</text:p>
          </table:table-cell>
          <table:table-cell table:style-name="Table1.B1" office:value-type="string">
            <text:p text:style-name="Table_20_Contents"><text:s/><text:span text:style-name="T1">Adauga cont nou</text:span></text:p>
          </table:table-cell>
        </table:table-row>
        <table:table-row>
          <table:table-cell table:style-name="Table1.A2" office:value-type="string">
            <text:p text:style-name="P29">Actor</text:p>
          </table:table-cell>
          <table:table-cell table:style-name="Table1.B2" office:value-type="string">
            <text:p text:style-name="P63">Manager</text:p>
          </table:table-cell>
        </table:table-row>
        <table:table-row>
          <table:table-cell table:style-name="Table1.A2" office:value-type="string">
            <text:p text:style-name="P29">Flux de evenimente</text:p>
            <text:p text:style-name="P29">(scenariu normal)</text:p>
          </table:table-cell>
          <table:table-cell table:style-name="Table1.B2" office:value-type="string">
            <text:p text:style-name="P29"><text:span text:style-name="T8">1</text:span>.<text:span text:style-name="T2">Managerul selecteaza butonul pentru gestiunea conturilor</text:span></text:p>
            <text:p text:style-name="P38"><text:span text:style-name="T8">2</text:span>.Managerul introduce datele noului cont</text:p>
            <text:p text:style-name="P38"><text:span text:style-name="T8">3</text:span>.Managerul adauga noul cont</text:p>
            <text:p text:style-name="P38"><text:span text:style-name="T8">4</text:span>.Sistemul ofera un mesaj de confirmare</text:p>
          </table:table-cell>
        </table:table-row>
        <table:table-row>
          <table:table-cell table:style-name="Table1.A2" office:value-type="string">
            <text:p text:style-name="P29">Conditie de intrare</text:p>
          </table:table-cell>
          <table:table-cell table:style-name="Table1.B2" office:value-type="string">
            <text:p text:style-name="P42"><text:span text:style-name="T7">Managerul</text:span> <text:span text:style-name="T6">se afla in fata calculatorului, la locul de munca, logat in sistem</text:span></text:p>
          </table:table-cell>
        </table:table-row>
        <table:table-row>
          <table:table-cell table:style-name="Table1.A2" office:value-type="string">
            <text:p text:style-name="P29">Conditie de iesire</text:p>
          </table:table-cell>
          <table:table-cell table:style-name="Table1.B2" office:value-type="string">
            <text:p text:style-name="P38">Managerul <text:span text:style-name="T3">termina de adaugat contul</text:span></text:p>
          </table:table-cell>
        </table:table-row>
        <table:table-row>
          <table:table-cell table:style-name="Table1.A2" office:value-type="string">
            <text:p text:style-name="P29">Cerinta de calitate</text:p>
          </table:table-cell>
          <table:table-cell table:style-name="Table1.B2" office:value-type="string">
            <text:p text:style-name="P46">In cazul in care exista deja un cont cu username-ul respectiv, se afiseaza un mesaj de eroare</text:p>
          </table:table-cell>
        </table:table-row>
      </table:table>
      <text:p text:style-name="P1"/>
      <text:p text:style-name="P1"/>
      <text:p text:style-name="P1"/>
      <text:p text:style-name="P21">Scenariu exceptie:</text:p>
      <text:p text:style-name="P21">Nume: <text:span text:style-name="T15">Cont deja existent</text:span></text:p>
      <text:p text:style-name="P21">Instante actori: Paul: <text:span text:style-name="T14">manager</text:span></text:p>
      <text:p text:style-name="P21">Flux de evenimente: </text:p>
      <text:p text:style-name="P21"><text:tab/><text:tab/>1.Paul <text:span text:style-name="T15">doreste sa adauge un nou cont in sistem.</text:span></text:p>
      <text:p text:style-name="P7"><text:tab/><text:tab/><text:span text:style-name="T13">2.Apasa pe butonul de gestiune a conturilor si selecteaza optiunea de adaugare cont nou.</text:span></text:p>
      <text:p text:style-name="P7"><text:soft-page-break/><text:tab/><text:tab/><text:span text:style-name="T13">3.Acesta introduce datele necesare si doreste sa le salveze in sistem.</text:span></text:p>
      <text:p text:style-name="P7"><text:tab/><text:tab/><text:span text:style-name="T13">4.Sistemul ii trimite un mesaj de eroare specificand ca exista deja un utilizator cu username-ul respectiv.</text:span></text:p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Nume caz de utilizare</text:p>
          </table:table-cell>
          <table:table-cell table:style-name="Table3.B1" office:value-type="string">
            <text:p text:style-name="P67">Modifica cont nou</text:p>
          </table:table-cell>
        </table:table-row>
        <table:table-row>
          <table:table-cell table:style-name="Table3.A2" office:value-type="string">
            <text:p text:style-name="P30">Actor</text:p>
          </table:table-cell>
          <table:table-cell table:style-name="Table3.B2" office:value-type="string">
            <text:p text:style-name="P63">Manager</text:p>
          </table:table-cell>
        </table:table-row>
        <table:table-row>
          <table:table-cell table:style-name="Table3.A2" office:value-type="string">
            <text:p text:style-name="P30">Flux de evenimente</text:p>
            <text:p text:style-name="P30">(scenariu normal)</text:p>
          </table:table-cell>
          <table:table-cell table:style-name="Table3.B2" office:value-type="string">
            <text:p text:style-name="P59">1.Managerul apasa pe butonul de gestiune a conturilor</text:p>
            <text:p text:style-name="P39"><text:span text:style-name="T23">2</text:span>.Managerul <text:span text:style-name="T3">selecteaza contul pe care doreste sa il modifice</text:span></text:p>
            <text:p text:style-name="P39"><text:span text:style-name="T23">3</text:span>.Managerul <text:span text:style-name="T3">salveaza modificarile</text:span></text:p>
            <text:p text:style-name="P39"><text:span text:style-name="T23">4</text:span>.Sistemul ofera un mesaj de confirmare</text:p>
          </table:table-cell>
        </table:table-row>
        <table:table-row>
          <table:table-cell table:style-name="Table3.A2" office:value-type="string">
            <text:p text:style-name="P30">Conditie de intrare</text:p>
          </table:table-cell>
          <table:table-cell table:style-name="Table3.B2" office:value-type="string">
            <text:p text:style-name="P42"><text:span text:style-name="T7">Managerul</text:span> <text:span text:style-name="T6">se afla in fata calculatorului, la locul de munca, logat in sistem</text:span></text:p>
          </table:table-cell>
        </table:table-row>
        <table:table-row>
          <table:table-cell table:style-name="Table3.A2" office:value-type="string">
            <text:p text:style-name="P30">Conditie de iesire</text:p>
          </table:table-cell>
          <table:table-cell table:style-name="Table3.B2" office:value-type="string">
            <text:p text:style-name="P39">M<text:span text:style-name="T3">odificarile au fost salvate</text:span></text:p>
          </table:table-cell>
        </table:table-row>
        <table:table-row>
          <table:table-cell table:style-name="Table3.A2" office:value-type="string">
            <text:p text:style-name="P30">Cerinta de calitate</text:p>
          </table:table-cell>
          <table:table-cell table:style-name="Table3.B2" office:value-type="string">
            <text:p text:style-name="P47">Doar parola se poate modifica</text:p>
          </table:table-cell>
        </table:table-row>
      </table:table>
      <text:p text:style-name="P2"/>
      <text:p text:style-name="P22">Scenariu exceptie:</text:p>
      <text:p text:style-name="P22">Nume: <text:span text:style-name="T16">Date invalide</text:span></text:p>
      <text:p text:style-name="P22">Instante actori: Paul: <text:span text:style-name="T14">manager, Rares: angajat</text:span></text:p>
      <text:p text:style-name="P22">Flux de evenimente: </text:p>
      <text:p text:style-name="P22"><text:tab/><text:tab/>1. <text:span text:style-name="T16">Rares nu isi mai aminteste parola pentru a se loga in sistem si merge la Paul, manager, pentru a-i modifica parola.</text:span></text:p>
      <text:p text:style-name="P8"><text:tab/><text:tab/><text:span text:style-name="T13">2.Paul selecteaza contul lui Rares si apasa pe butonul de modificare cont.</text:span></text:p>
      <text:p text:style-name="P8"><text:tab/><text:tab/><text:span text:style-name="T13">3.Acesta introduce noua parola pe care o doreste Paul si incearca sa salveze modificarile.</text:span></text:p>
      <text:p text:style-name="P8"><text:tab/><text:tab/><text:span text:style-name="T13">4.Sistemul il notifica printr-o eroare, parola fiind prea scurta, nu respecta limite etc.</text:span></text:p>
      <text:p text:style-name="P8"/>
      <text:p text:style-name="P2"/>
      <text:p text:style-name="P14">C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Nume caz de utilizare</text:p>
          </table:table-cell>
          <table:table-cell table:style-name="Table4.B1" office:value-type="string">
            <text:p text:style-name="P45"><text:s/><text:span text:style-name="T3">Stergere cont selectat</text:span></text:p>
          </table:table-cell>
        </table:table-row>
        <table:table-row>
          <table:table-cell table:style-name="Table4.A2" office:value-type="string">
            <text:p text:style-name="P30">Actor</text:p>
          </table:table-cell>
          <table:table-cell table:style-name="Table4.B2" office:value-type="string">
            <text:p text:style-name="P63">Manager</text:p>
          </table:table-cell>
        </table:table-row>
        <table:table-row>
          <table:table-cell table:style-name="Table4.A2" office:value-type="string">
            <text:p text:style-name="P30">Flux de evenimente</text:p>
            <text:p text:style-name="P30">(scenariu normal)</text:p>
          </table:table-cell>
          <table:table-cell table:style-name="Table4.B2" office:value-type="string">
            <text:p text:style-name="P60">1.Managerul apasa pe butonul de gestiune a conturilor</text:p>
            <text:p text:style-name="P39"><text:span text:style-name="T8">2</text:span>.<text:span text:style-name="T3">Managerul selecteaza contul pe care doreste sa il stearga </text:span></text:p>
            <text:p text:style-name="P39"><text:span text:style-name="T8">3</text:span>.Managerul <text:span text:style-name="T3">apasa butonul de stergere</text:span></text:p>
            <text:p text:style-name="P39"><text:span text:style-name="T8">4</text:span>.Sistemul ofera un mesaj de confirmare</text:p>
          </table:table-cell>
        </table:table-row>
        <table:table-row>
          <table:table-cell table:style-name="Table4.A2" office:value-type="string">
            <text:p text:style-name="P30">Conditie de intrare</text:p>
          </table:table-cell>
          <table:table-cell table:style-name="Table4.B2" office:value-type="string">
            <text:p text:style-name="P42"><text:span text:style-name="T7">Managerul</text:span> <text:span text:style-name="T6">se afla in fata calculatorului, la locul de munca</text:span></text:p>
          </table:table-cell>
        </table:table-row>
        <table:table-row>
          <table:table-cell table:style-name="Table4.A2" office:value-type="string">
            <text:p text:style-name="P30">Conditie de iesire</text:p>
          </table:table-cell>
          <table:table-cell table:style-name="Table4.B2" office:value-type="string">
            <text:p text:style-name="P47">Contul a fost sters din sistem</text:p>
          </table:table-cell>
        </table:table-row>
        <table:table-row>
          <table:table-cell table:style-name="Table4.A2" office:value-type="string">
            <text:p text:style-name="P30">Cerinta de calitate</text:p>
          </table:table-cell>
          <table:table-cell table:style-name="Table4.B2" office:value-type="string">
            <text:p text:style-name="P45"><text:s text:c="2"/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4"/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Nume caz de utilizare</text:p>
          </table:table-cell>
          <table:table-cell table:style-name="Table5.B1" office:value-type="string">
            <text:p text:style-name="P45"><text:s/><text:span text:style-name="T1">Asigneaza sarcina angajatului selectat</text:span></text:p>
          </table:table-cell>
        </table:table-row>
        <table:table-row>
          <table:table-cell table:style-name="Table5.A2" office:value-type="string">
            <text:p text:style-name="P30">Actor</text:p>
          </table:table-cell>
          <table:table-cell table:style-name="Table5.B2" office:value-type="string">
            <text:p text:style-name="P63">Manager</text:p>
          </table:table-cell>
        </table:table-row>
        <table:table-row>
          <table:table-cell table:style-name="Table5.A2" office:value-type="string">
            <text:p text:style-name="P30">Flux de evenimente</text:p>
            <text:p text:style-name="P30">(scenariu normal)</text:p>
          </table:table-cell>
          <table:table-cell table:style-name="Table5.B2" office:value-type="string">
            <text:p text:style-name="P30"><text:span text:style-name="T9">1</text:span>.<text:span text:style-name="T2">Managerul selecteaza un angajat din lista celor prezenti</text:span></text:p>
            <text:p text:style-name="P49"><text:span text:style-name="T9">2.</text:span>Managerul acceseaza optiunea pentru vizualizarea sarcinilor <text:span text:style-name="T9">pentru angajatul selectat</text:span></text:p>
            <text:p text:style-name="P39"><text:span text:style-name="T9">3</text:span>.Managerul introduce <text:span text:style-name="T4">o noua sarcina pentru angajat</text:span></text:p>
            <text:p text:style-name="P39"><text:span text:style-name="T9">4</text:span>.<text:span text:style-name="T4">Sistemul trimite sarcina angajatului</text:span></text:p>
            <text:p text:style-name="P39"><text:span text:style-name="T9">5</text:span>.Sistemul ofera un mesaj de confirmare/<text:span text:style-name="T4">primire</text:span></text:p>
          </table:table-cell>
        </table:table-row>
        <table:table-row>
          <table:table-cell table:style-name="Table5.A2" office:value-type="string">
            <text:p text:style-name="P30">Conditie de intrare</text:p>
          </table:table-cell>
          <table:table-cell table:style-name="Table5.B2" office:value-type="string">
            <text:p text:style-name="P42"><text:span text:style-name="T7">Managerul</text:span> <text:span text:style-name="T6">se afla in fata calculatorului, la locul de munca,logat in sistem</text:span></text:p>
          </table:table-cell>
        </table:table-row>
        <table:table-row>
          <table:table-cell table:style-name="Table5.A2" office:value-type="string">
            <text:p text:style-name="P30">Conditie de iesire</text:p>
          </table:table-cell>
          <table:table-cell table:style-name="Table5.B2" office:value-type="string">
            <text:p text:style-name="P39">Managerul <text:span text:style-name="T9">a primit mesajul de confirmate pentru trimiterea sarcinii</text:span></text:p>
          </table:table-cell>
        </table:table-row>
        <table:table-row>
          <table:table-cell table:style-name="Table5.A2" office:value-type="string">
            <text:p text:style-name="P30">Cerinta de calitate</text:p>
          </table:table-cell>
          <table:table-cell table:style-name="Table5.B2" office:value-type="string">
            <text:p text:style-name="P57">In cazul in care angajatul are 10 sarcini neterminate, nu I se mai pot asigna sarcini</text:p>
          </table:table-cell>
        </table:table-row>
      </table:table>
      <text:p text:style-name="P2"/>
      <text:p text:style-name="P22">Scenariu exceptie:</text:p>
      <text:p text:style-name="P22">Nume: <text:span text:style-name="T16">Prea multe sarcini pentru un angajat</text:span></text:p>
      <text:p text:style-name="P22">Instante actori: Paul: <text:span text:style-name="T14">manager, Rares: angajat</text:span></text:p>
      <text:p text:style-name="P22">Flux de evenimente: </text:p>
      <text:p text:style-name="P22"><text:tab/><text:tab/>1. <text:span text:style-name="T16">Paul doreste sa asigneze o sarcina lui Rares.</text:span></text:p>
      <text:p text:style-name="P8"><text:tab/><text:tab/><text:span text:style-name="T13">2.Paul selecteaza contul lui Rares si apasa pe butonul de vizualizare progres sarcini.</text:span></text:p>
      <text:p text:style-name="P8"><text:tab/><text:tab/><text:span text:style-name="T13">3.Acesta apasa pe butonul de adaugare a unei noi sarcini.</text:span></text:p>
      <text:p text:style-name="P8"><text:tab/><text:tab/><text:span text:style-name="T13">4.Sistemul il notifica printr-o eroare, specificandu-se ca nu I se mai pot asigna sarcini lui Rares.</text:span></text:p>
      <text:p text:style-name="P8"/>
      <text:p text:style-name="P14">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Nume caz de utilizare</text:p>
          </table:table-cell>
          <table:table-cell table:style-name="Table6.B1" office:value-type="string">
            <text:p text:style-name="P48"><text:s/><text:span text:style-name="T5">Stergere sarcini terminate</text:span></text:p>
          </table:table-cell>
        </table:table-row>
        <table:table-row>
          <table:table-cell table:style-name="Table6.A2" office:value-type="string">
            <text:p text:style-name="P31">Actor</text:p>
          </table:table-cell>
          <table:table-cell table:style-name="Table6.B2" office:value-type="string">
            <text:p text:style-name="P63">Manager</text:p>
          </table:table-cell>
        </table:table-row>
        <table:table-row>
          <table:table-cell table:style-name="Table6.A2" office:value-type="string">
            <text:p text:style-name="P31">Flux de evenimente</text:p>
            <text:p text:style-name="P31">(scenariu normal)</text:p>
          </table:table-cell>
          <table:table-cell table:style-name="Table6.B2" office:value-type="string">
            <text:p text:style-name="P36"><text:span text:style-name="T9">1</text:span>.<text:span text:style-name="T2">Managerul selecteaza un angajat din lista celor prezenti</text:span></text:p>
            <text:p text:style-name="P50"><text:span text:style-name="T9">2.</text:span>Managerul acceseaza optiunea pentru vizualizarea sarcinilor <text:span text:style-name="T9">pentru angajatul selectat</text:span></text:p>
            <text:p text:style-name="P40"><text:span text:style-name="T9">3</text:span>.Managerul <text:span text:style-name="T27">apasa pe butonul de stergere a <text:s/>sarcinilor terminata</text:span></text:p>
            <text:p text:style-name="P40"><text:span text:style-name="T9">4</text:span>.Sistemul ofera un mesaj de confirmare</text:p>
          </table:table-cell>
        </table:table-row>
        <table:table-row>
          <table:table-cell table:style-name="Table6.A2" office:value-type="string">
            <text:p text:style-name="P31">Conditie de intrare</text:p>
          </table:table-cell>
          <table:table-cell table:style-name="Table6.B2" office:value-type="string">
            <text:p text:style-name="P42"><text:span text:style-name="T7">Managerul</text:span> <text:span text:style-name="T6">se afla in fata calculatorului, la locul de munca, logat in sistem</text:span></text:p>
          </table:table-cell>
        </table:table-row>
        <table:table-row>
          <table:table-cell table:style-name="Table6.A2" office:value-type="string">
            <text:p text:style-name="P31">Conditie de iesire</text:p>
          </table:table-cell>
          <table:table-cell table:style-name="Table6.B2" office:value-type="string">
            <text:p text:style-name="P40">Manager<text:span text:style-name="T5">ul sterge toate sarcinile terminate</text:span></text:p>
          </table:table-cell>
        </table:table-row>
        <table:table-row>
          <table:table-cell table:style-name="Table6.A2" office:value-type="string">
            <text:p text:style-name="P31">Cerinta de calitate</text:p>
          </table:table-cell>
          <table:table-cell table:style-name="Table6.B2" office:value-type="string">
            <text:p text:style-name="P48"><text:s text:c="2"/></text:p>
          </table:table-cell>
        </table:table-row>
      </table:table>
      <text:p text:style-name="P3"/>
      <text:p text:style-name="P23">Scenariu exceptie:</text:p>
      <text:p text:style-name="P23">Nume: <text:span text:style-name="T20">Nicio sarcina de sters</text:span></text:p>
      <text:p text:style-name="P23"><text:soft-page-break/>Instante actori: Paul: <text:span text:style-name="T14">manager, Rares: angajat</text:span></text:p>
      <text:p text:style-name="P23">Flux de evenimente: </text:p>
      <text:p text:style-name="P23"><text:tab/><text:tab/>1. <text:span text:style-name="T16">Paul doreste sa stearga o sarcina a lui Rares.</text:span></text:p>
      <text:p text:style-name="P10"><text:tab/><text:tab/><text:span text:style-name="T13">2.Paul selecteaza contul lui Rares si apasa pe butonul de vizualizare progres sarcini.</text:span></text:p>
      <text:p text:style-name="P10"><text:tab/><text:tab/><text:span text:style-name="T13">3.Acesta doreste sa stearga o sarcina selectata.</text:span></text:p>
      <text:p text:style-name="P10"><text:tab/><text:tab/><text:span text:style-name="T13">4.Sistemul il notifica printr-o eroare, specificandu-se ca nicio sarcina nu este terminata.</text:span></text:p>
      <text:p text:style-name="P10"/>
      <text:p text:style-name="P16"/>
      <text:p text:style-name="P16"/>
      <text:p text:style-name="P16"/>
      <text:p text:style-name="P17">F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5">Nume caz de utilizare</text:p>
          </table:table-cell>
          <table:table-cell table:style-name="Table15.B1" office:value-type="string">
            <text:p text:style-name="P61"><text:s/><text:span text:style-name="T9">Consultare sarcini proprii</text:span></text:p>
          </table:table-cell>
        </table:table-row>
        <table:table-row>
          <table:table-cell table:style-name="Table15.A2" office:value-type="string">
            <text:p text:style-name="P35">Actor</text:p>
          </table:table-cell>
          <table:table-cell table:style-name="Table15.B2" office:value-type="string">
            <text:p text:style-name="P54">Angajat</text:p>
          </table:table-cell>
        </table:table-row>
        <table:table-row>
          <table:table-cell table:style-name="Table15.A2" office:value-type="string">
            <text:p text:style-name="P35">Flux de evenimente</text:p>
            <text:p text:style-name="P35">(scenariu normal)</text:p>
          </table:table-cell>
          <table:table-cell table:style-name="Table15.B2" office:value-type="string">
            <text:p text:style-name="P44"><text:span text:style-name="T28">1.</text:span>Sistemul <text:span text:style-name="T11">afiseaza sarcinile angajatului respectiv</text:span></text:p>
          </table:table-cell>
        </table:table-row>
        <table:table-row>
          <table:table-cell table:style-name="Table15.A2" office:value-type="string">
            <text:p text:style-name="P35">Conditie de intrare</text:p>
          </table:table-cell>
          <table:table-cell table:style-name="Table15.B2" office:value-type="string">
            <text:p text:style-name="P44"><text:span text:style-name="T6">Angajatul</text:span> <text:span text:style-name="T6">se afla in fata calculatorului, la locul de munca, logat in sistem</text:span></text:p>
          </table:table-cell>
        </table:table-row>
        <table:table-row>
          <table:table-cell table:style-name="Table15.A2" office:value-type="string">
            <text:p text:style-name="P35">Conditie de iesire</text:p>
          </table:table-cell>
          <table:table-cell table:style-name="Table15.B2" office:value-type="string">
            <text:p text:style-name="P62">Sistemul a afisat sarcinile angajatului</text:p>
          </table:table-cell>
        </table:table-row>
        <table:table-row>
          <table:table-cell table:style-name="Table15.A2" office:value-type="string">
            <text:p text:style-name="P35">Cerinta de calitate</text:p>
          </table:table-cell>
          <table:table-cell table:style-name="Table15.B2" office:value-type="string">
            <text:p text:style-name="P61"/>
          </table:table-cell>
        </table:table-row>
      </table:table>
      <text:p text:style-name="P5"/>
      <text:p text:style-name="P18"/>
      <text:p text:style-name="P16"/>
      <text:p text:style-name="P24">Scenariu exceptie:</text:p>
      <text:p text:style-name="P24">Nume: <text:span text:style-name="T21">Angajat fara sarcini</text:span></text:p>
      <text:p text:style-name="P24">Instante actori: <text:span text:style-name="T14">Rares: angajat</text:span></text:p>
      <text:p text:style-name="P24">Flux de evenimente: </text:p>
      <text:p text:style-name="P24"><text:tab/><text:tab/>1.<text:span text:style-name="T16">Rares doreste sa isi vizualizeze sarcinile.</text:span></text:p>
      <text:p text:style-name="P11"><text:tab/><text:tab/><text:span text:style-name="T13">2.Acesta selecteaza optiunea pentru vizualizarea progresului sarcinilor.</text:span></text:p>
      <text:p text:style-name="P11"><text:tab/><text:tab/><text:span text:style-name="T21">3.Sistemul il notifica printr-o eroare, specificandu-se ca nu are nicio sarcina asignata.</text:span></text:p>
      <text:p text:style-name="P11"/>
      <text:p text:style-name="P16"/>
      <text:p text:style-name="P16"/>
      <text:p text:style-name="P16"/>
      <text:p text:style-name="P16">F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">Nume caz de utilizare</text:p>
          </table:table-cell>
          <table:table-cell table:style-name="Table8.B1" office:value-type="string">
            <text:p text:style-name="P51"><text:s/><text:span text:style-name="T6">Vizualizare prezenta ultimele 7 zile</text:span></text:p>
          </table:table-cell>
        </table:table-row>
        <table:table-row>
          <table:table-cell table:style-name="Table8.A2" office:value-type="string">
            <text:p text:style-name="P32">Actor</text:p>
          </table:table-cell>
          <table:table-cell table:style-name="Table8.B2" office:value-type="string">
            <text:p text:style-name="P52">Angajat</text:p>
          </table:table-cell>
        </table:table-row>
        <table:table-row>
          <table:table-cell table:style-name="Table8.A2" office:value-type="string">
            <text:p text:style-name="P32">Flux de evenimente</text:p>
            <text:p text:style-name="P32">(scenariu normal)</text:p>
          </table:table-cell>
          <table:table-cell table:style-name="Table8.B2" office:value-type="string">
            <text:p text:style-name="P32"><text:span text:style-name="T11">1</text:span>.<text:span text:style-name="T6">Angajatul selecteaza butonul pentru vizualizarea raportului prezentei in ultimele 7 zile</text:span></text:p>
            <text:p text:style-name="P41"><text:span text:style-name="T11">2</text:span>.Sistemul ofera un <text:span text:style-name="T6">raport al prezentei</text:span></text:p>
          </table:table-cell>
        </table:table-row>
        <table:table-row>
          <table:table-cell table:style-name="Table8.A2" office:value-type="string">
            <text:p text:style-name="P32">Conditie de intrare</text:p>
          </table:table-cell>
          <table:table-cell table:style-name="Table8.B2" office:value-type="string">
            <text:p text:style-name="P41"><text:span text:style-name="T6">Angajatul</text:span> <text:span text:style-name="T6">se afla in fata calculatorului, la locul de munca, logat</text:span></text:p>
          </table:table-cell>
        </table:table-row>
        <table:table-row>
          <table:table-cell table:style-name="Table8.A2" office:value-type="string">
            <text:p text:style-name="P32">Conditie de iesire</text:p>
          </table:table-cell>
          <table:table-cell table:style-name="Table8.B2" office:value-type="string">
            <text:p text:style-name="P52">Angajatul inchide fereastra pentru vizualizarea prezentei</text:p>
          </table:table-cell>
        </table:table-row>
        <table:table-row>
          <table:table-cell table:style-name="Table8.A2" office:value-type="string">
            <text:p text:style-name="P32">Cerinta de calitate</text:p>
          </table:table-cell>
          <table:table-cell table:style-name="Table8.B2" office:value-type="string">
            <text:p text:style-name="P51"><text:span text:style-name="T6">In cazul in care aceasta este prima zi de activitate a angajatului, butonul va fi inactiv(sau se va afisa un mesaj corespunzator)</text:span> <text:s/></text:p>
          </table:table-cell>
        </table:table-row>
      </table:table>
      <text:p text:style-name="P3"/>
      <text:p text:style-name="P3"><text:soft-page-break/></text:p>
      <text:p text:style-name="P3"/>
      <text:p text:style-name="P16"/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2">Nume caz de utilizare</text:p>
          </table:table-cell>
          <table:table-cell table:style-name="Table9.B1" office:value-type="string">
            <text:p text:style-name="P51"><text:s/><text:span text:style-name="T6">Gestionarea sarcinilor</text:span></text:p>
          </table:table-cell>
        </table:table-row>
        <table:table-row>
          <table:table-cell table:style-name="Table9.A2" office:value-type="string">
            <text:p text:style-name="P32">Actor</text:p>
          </table:table-cell>
          <table:table-cell table:style-name="Table9.B2" office:value-type="string">
            <text:p text:style-name="P52">Angajat</text:p>
          </table:table-cell>
        </table:table-row>
        <table:table-row>
          <table:table-cell table:style-name="Table9.A2" office:value-type="string">
            <text:p text:style-name="P32">Flux de evenimente</text:p>
            <text:p text:style-name="P32">(scenariu normal)</text:p>
          </table:table-cell>
          <table:table-cell table:style-name="Table9.B2" office:value-type="string">
            <text:p text:style-name="P37">1.<text:span text:style-name="T6">Angajatul selecteaza o sarcina</text:span></text:p>
            <text:p text:style-name="P66">2Angajatul selecteaza optiunea pentru gestiunea sarcinilor.</text:p>
            <text:p text:style-name="P41"><text:span text:style-name="T11">3</text:span>.<text:span text:style-name="T6">Angajatul modifica statusul sarcinii selectate (in progress, ready for testing, ready for demo/closed)</text:span></text:p>
            <text:p text:style-name="P41"><text:span text:style-name="T11">4</text:span>.<text:span text:style-name="T6">Sistemul actualizeaza <text:s/>modificarile <text:s/></text:span></text:p>
            <text:p text:style-name="P41"/>
          </table:table-cell>
        </table:table-row>
        <table:table-row>
          <table:table-cell table:style-name="Table9.A2" office:value-type="string">
            <text:p text:style-name="P32">Conditie de intrare</text:p>
          </table:table-cell>
          <table:table-cell table:style-name="Table9.B2" office:value-type="string">
            <text:p text:style-name="P41"><text:span text:style-name="T6">Angajatul</text:span> <text:span text:style-name="T6">se afla in fata calculatorului, la locul de munca, logat</text:span></text:p>
          </table:table-cell>
        </table:table-row>
        <table:table-row>
          <table:table-cell table:style-name="Table9.A2" office:value-type="string">
            <text:p text:style-name="P32">Conditie de iesire</text:p>
          </table:table-cell>
          <table:table-cell table:style-name="Table9.B2" office:value-type="string">
            <text:p text:style-name="P52">Angajatul <text:span text:style-name="T11">a gestionat sarcina selectata</text:span></text:p>
          </table:table-cell>
        </table:table-row>
        <table:table-row>
          <table:table-cell table:style-name="Table9.A2" office:value-type="string">
            <text:p text:style-name="P32">Cerinta de calitate</text:p>
          </table:table-cell>
          <table:table-cell table:style-name="Table9.B2" office:value-type="string">
            <text:p text:style-name="P51"><text:s text:c="2"/></text:p>
          </table:table-cell>
        </table:table-row>
      </table:table>
      <text:p text:style-name="P16"/>
      <text:p text:style-name="P1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3">Nume caz de utilizare</text:p>
          </table:table-cell>
          <table:table-cell table:style-name="Table10.B1" office:value-type="string">
            <text:p text:style-name="P56">Delogare</text:p>
          </table:table-cell>
        </table:table-row>
        <table:table-row>
          <table:table-cell table:style-name="Table10.A2" office:value-type="string">
            <text:p text:style-name="P33">Actor</text:p>
          </table:table-cell>
          <table:table-cell table:style-name="Table10.B2" office:value-type="string">
            <text:p text:style-name="P53">Angajat</text:p>
          </table:table-cell>
        </table:table-row>
        <table:table-row>
          <table:table-cell table:style-name="Table10.A2" office:value-type="string">
            <text:p text:style-name="P33">Flux de evenimente</text:p>
            <text:p text:style-name="P33">(scenariu normal)</text:p>
          </table:table-cell>
          <table:table-cell table:style-name="Table10.B2" office:value-type="string">
            <text:p text:style-name="P33">1.<text:span text:style-name="T11">Angajatul realizeaza o serie de operatii</text:span></text:p>
            <text:p text:style-name="P42"><text:span text:style-name="T11">2</text:span>.<text:span text:style-name="T7">Angajatul apasa butonul pentru delogare</text:span></text:p>
            <text:p text:style-name="P42"><text:span text:style-name="T11">3</text:span>.<text:span text:style-name="T6">Sistemul delogheaza utilizatorul </text:span></text:p>
            <text:p text:style-name="P42"/>
          </table:table-cell>
        </table:table-row>
        <table:table-row>
          <table:table-cell table:style-name="Table10.A2" office:value-type="string">
            <text:p text:style-name="P33">Conditie de intrare</text:p>
          </table:table-cell>
          <table:table-cell table:style-name="Table10.B2" office:value-type="string">
            <text:p text:style-name="P42"><text:span text:style-name="T6">Angajatul</text:span> <text:span text:style-name="T6">se afla in fata calculatorului, la locul de munca, logat</text:span></text:p>
          </table:table-cell>
        </table:table-row>
        <table:table-row>
          <table:table-cell table:style-name="Table10.A2" office:value-type="string">
            <text:p text:style-name="P33">Conditie de iesire</text:p>
          </table:table-cell>
          <table:table-cell table:style-name="Table10.B2" office:value-type="string">
            <text:p text:style-name="P53">Angajatul <text:span text:style-name="T11">a apasat de butonul de delogare</text:span></text:p>
          </table:table-cell>
        </table:table-row>
        <table:table-row>
          <table:table-cell table:style-name="Table10.A2" office:value-type="string">
            <text:p text:style-name="P33">Cerinta de calitate</text:p>
          </table:table-cell>
          <table:table-cell table:style-name="Table10.B2" office:value-type="string">
            <text:p text:style-name="P55"><text:s text:c="2"/></text:p>
          </table:table-cell>
        </table:table-row>
      </table:table>
      <text:p text:style-name="P9"/>
      <text:p text:style-name="P27">Scenariu exceptie:</text:p>
      <text:p text:style-name="P27">Nume: <text:span text:style-name="T24">Numar insuficient de ore lucrate</text:span></text:p>
      <text:p text:style-name="P27">Instante actori: <text:span text:style-name="T14">Rares: angajat</text:span></text:p>
      <text:p text:style-name="P27">Flux de evenimente: </text:p>
      <text:p text:style-name="P27"><text:tab/><text:tab/>1.<text:span text:style-name="T16">Rares doreste sa se delogheze.</text:span></text:p>
      <text:p text:style-name="P13"><text:tab/><text:tab/><text:span text:style-name="T13">2.Acesta apasa pe butonul de delogare.</text:span></text:p>
      <text:p text:style-name="P13"><text:tab/><text:tab/><text:span text:style-name="T21">3.Sistemul il intreaba daca este sigur ca vrea sa se delogheze, deoarece nu si-a efectuat numarul de ore necesare</text:span></text:p>
      <text:p text:style-name="P13"><text:tab/><text:tab/><text:span text:style-name="T25">4.Rares poate sa renunte la delogare sau sa se delogheze in continuare, indiferent de mesa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7:25:16.934000000</meta:creation-date>
    <dc:date>2019-05-14T20:26:09.828000000</dc:date>
    <meta:editing-duration>PT2H7M29S</meta:editing-duration>
    <meta:editing-cycles>40</meta:editing-cycles>
    <meta:generator>LibreOffice/6.2.1.2$Windows_X86_64 LibreOffice_project/7bcb35dc3024a62dea0caee87020152d1ee96e71</meta:generator>
    <meta:document-statistic meta:table-count="12" meta:image-count="0" meta:object-count="0" meta:page-count="6" meta:paragraph-count="257" meta:word-count="1311" meta:character-count="8981" meta:non-whitespace-character-count="7790"/>
  </office:meta>
</office:document-meta>
</file>